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Georgia" svg:font-family="Georgia"/>
    <style:font-face style:name="Helvetica" svg:font-family="Helvetica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line-height="116%"/>
      <style:text-properties style:font-name="Georgia" fo:font-size="21.0pt" fo:color="#000000"/>
    </style:style>
    <style:style style:name="P2" style:family="paragraph" style:parent-style-name="Standard">
      <style:paragraph-properties fo:margin-bottom="0.0625in" fo:line-height="116%"/>
      <style:text-properties style:font-name="Helvetica" fo:font-size="10.5pt" fo:color="#000000"/>
    </style:style>
    <style:style style:name="P3" style:family="paragraph" style:parent-style-name="Standard">
      <style:paragraph-properties fo:text-align="end" fo:line-height="116%"/>
      <style:text-properties style:font-name="Helvetica" fo:font-size="8.0pt" fo:color="#000000"/>
    </style:style>
    <style:style style:name="P4" style:family="paragraph" style:parent-style-name="Standard">
      <style:paragraph-properties fo:text-align="end" fo:line-height="116%"/>
      <style:text-properties style:font-name="Helvetica" fo:font-size="8.0pt" fo:color="#467886"/>
    </style:style>
    <style:style style:name="P5" style:family="paragraph" style:parent-style-name="Standard">
      <style:paragraph-properties fo:margin-bottom="0.0625in" fo:line-height="116%"/>
      <style:text-properties style:font-name="Times" fo:font-size="12.0pt"/>
    </style:style>
    <style:style style:name="P6" style:family="paragraph" style:parent-style-name="Standard">
      <style:paragraph-properties fo:line-height="116%"/>
      <style:text-properties style:font-name="Georgia" fo:font-size="8.0pt" fo:color="#000000"/>
    </style:style>
    <style:style style:name="P7" style:family="paragraph" style:parent-style-name="Standard">
      <style:paragraph-properties fo:line-height="116%"/>
      <style:text-properties style:font-name="Helvetica" fo:font-size="6.0pt" fo:color="#1d1d1d"/>
    </style:style>
    <style:style style:name="P8" style:family="paragraph" style:parent-style-name="Standard">
      <style:paragraph-properties fo:margin-bottom="0.1250in" fo:line-height="116%"/>
      <style:text-properties style:font-name="Times" fo:font-size="9.0pt" fo:color="#000000"/>
    </style:style>
    <style:style style:name="P9" style:family="paragraph" style:parent-style-name="Standard">
      <style:paragraph-properties fo:margin-bottom="0.1250in" fo:line-height="116%"/>
      <style:text-properties style:font-name="Times" fo:font-size="12.0pt"/>
    </style:style>
    <style:style style:name="P10" style:family="paragraph" style:parent-style-name="Standard">
      <style:paragraph-properties fo:margin-bottom="0.0625in" fo:margin-left="1.4556in" fo:line-height="116%"/>
      <style:text-properties style:font-name="Times" fo:font-size="12.0pt"/>
    </style:style>
    <style:style style:name="P11" style:family="paragraph" style:parent-style-name="Standard">
      <style:paragraph-properties fo:margin-bottom="0.0625in" fo:margin-left="1.4556in" fo:line-height="116%"/>
      <style:text-properties style:font-name="Helvetica" fo:font-size="8.0pt" fo:color="#000000"/>
    </style:style>
    <style:style style:name="P12" style:family="paragraph" style:parent-style-name="Standard">
      <style:paragraph-properties fo:line-height="116%"/>
      <style:text-properties style:font-name="Helvetica" fo:font-size="8.0pt" fo:color="#1d1d1d"/>
    </style:style>
    <style:style style:name="P13" style:family="paragraph" style:parent-style-name="Standard">
      <style:paragraph-properties fo:margin-bottom="0.0625in" fo:margin-left="1.4534in" fo:line-height="116%"/>
      <style:text-properties style:font-name="Helvetica" fo:font-size="8.0pt" fo:color="#1d1d1d"/>
    </style:style>
    <style:style style:name="P14" style:family="paragraph" style:parent-style-name="Standard">
      <style:paragraph-properties fo:margin-bottom="0.1250in" fo:margin-left="1.4534in" fo:line-height="116%"/>
      <style:text-properties style:font-name="Helvetica" fo:font-size="8.0pt" fo:color="#1d1d1d"/>
    </style:style>
    <style:style style:name="P15" style:family="paragraph" style:parent-style-name="Standard">
      <style:paragraph-properties fo:margin-bottom="0.1250in" fo:margin-left="1.4534in" fo:line-height="116%"/>
      <style:text-properties style:font-name="Helvetica" fo:font-size="7.5pt" fo:color="#313131"/>
    </style:style>
    <style:style style:name="P16" style:family="paragraph" style:parent-style-name="Standard">
      <style:paragraph-properties fo:margin-bottom="0.0625in" fo:margin-left="1.4534in" fo:line-height="116%"/>
      <style:text-properties style:font-name="Times" fo:font-size="12.0pt"/>
    </style:style>
    <style:style style:name="P17" style:family="paragraph" style:parent-style-name="Standard">
      <style:paragraph-properties fo:margin-bottom="0.0625in" fo:line-height="116%"/>
      <style:text-properties style:font-name="Helvetica" fo:font-size="6.0pt" fo:color="#1d1d1d"/>
    </style:style>
    <style:style style:name="P18" style:family="paragraph" style:parent-style-name="Standard">
      <style:paragraph-properties fo:margin-left="1.0806in" fo:text-indent="0.3750in" fo:line-height="116%"/>
      <style:text-properties style:font-name="Helvetica" fo:font-size="8.0pt" fo:color="#000000"/>
    </style:style>
    <style:style style:name="P19" style:family="paragraph" style:parent-style-name="Standard">
      <style:paragraph-properties fo:margin-bottom="0.0625in" fo:margin-left="1.5000in" fo:line-height="116%"/>
      <style:text-properties style:font-name="Helvetica" fo:font-size="8.0pt" fo:color="#1d1d1d"/>
    </style:style>
    <style:style style:name="P20" style:family="paragraph" style:parent-style-name="Standard">
      <style:paragraph-properties fo:margin-bottom="0.0625in" fo:line-height="116%"/>
      <style:text-properties style:font-name="Georgia" fo:font-size="8.0pt" fo:color="#000000"/>
    </style:style>
    <style:style style:name="P21" style:family="paragraph" style:parent-style-name="Standard">
      <style:paragraph-properties fo:line-height="116%"/>
      <style:text-properties style:font-name="Times" fo:font-size="12.0pt"/>
    </style:style>
    <style:style style:name="P22" style:family="paragraph" style:parent-style-name="Standard">
      <style:paragraph-properties fo:margin-bottom="0.0625in" fo:line-height="116%"/>
      <style:text-properties style:font-name="Helvetica" fo:font-size="8.0pt" fo:color="#1d1d1d"/>
    </style:style>
    <style:style style:name="P23" style:family="paragraph" style:parent-style-name="Standard">
      <style:paragraph-properties fo:margin-left="0.5000in" fo:text-indent="-0.5000in" fo:line-height="116%">
        <style:tab-stops>
          <style:tab-stop style:position="0.1528in"/>
          <style:tab-stop style:position="0.5000in"/>
        </style:tab-stops>
      </style:paragraph-properties>
      <style:text-properties style:font-name="Times" fo:font-size="9.0pt" fo:color="#000000"/>
    </style:style>
    <style:style style:name="P24" style:family="paragraph" style:parent-style-name="Standard">
      <style:paragraph-properties fo:margin-bottom="0.1250in" fo:margin-left="0.3750in" fo:text-indent="-0.3750in" fo:line-height="116%"/>
      <style:text-properties style:font-name="Times" fo:font-size="12.0pt"/>
    </style:style>
    <style:style style:name="P25" style:family="paragraph" style:parent-style-name="Standard">
      <style:paragraph-properties fo:margin-left="0.5000in" fo:text-indent="-0.5000in" fo:line-height="116%">
        <style:tab-stops>
          <style:tab-stop style:position="0.1528in"/>
          <style:tab-stop style:position="0.5000in"/>
        </style:tab-stops>
      </style:paragraph-properties>
      <style:text-properties style:font-name="Helvetica" fo:font-size="8.0pt" fo:color="#1d1d1d"/>
    </style:style>
    <style:style style:name="P26" style:family="paragraph" style:parent-style-name="Standard">
      <style:paragraph-properties fo:margin-bottom="0.1111in" fo:line-height="116%"/>
      <style:text-properties style:font-name="Times" fo:font-size="12.0pt"/>
    </style:style>
    <style:style style:name="P27" style:family="paragraph" style:parent-style-name="Standard">
      <style:paragraph-properties fo:margin-bottom="0.1111in" fo:line-height="116%"/>
      <style:text-properties style:font-name="Times" fo:font-size="9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style:text-underline-style="solid" fo:letter-spacing="0.0000in"/>
    </style:style>
    <style:style style:name="T4" style:family="text">
      <style:text-properties style:font-name="Times" fo:font-size="12.0pt" fo:font-size-asian="12.0pt" fo:font-size-complex="12.0pt" fo:letter-spacing="0.0000in" fo:color="#000000"/>
    </style:style>
    <style:style style:name="T5" style:family="text">
      <style:text-properties style:text-underline-style="solid" fo:letter-spacing="0.0000in" fo:color="#063954"/>
    </style:style>
    <style:style style:name="T6" style:family="text">
      <style:text-properties fo:font-size="8.0pt" fo:font-size-asian="8.0pt" fo:font-size-complex="8.0pt" fo:letter-spacing="0.0000in" fo:color="#1d1d1d"/>
    </style:style>
    <style:style style:name="T7" style:family="text">
      <style:text-properties fo:font-style="italic" fo:font-style-asian="italic" fo:font-style-complex="italic" fo:letter-spacing="0.0000in"/>
    </style:style>
    <style:style style:name="T8" style:family="text">
      <style:text-properties fo:font-weight="bold" fo:font-weight-asian="bold" fo:font-weight-complex="bold"/>
    </style:style>
    <style:style style:name="T9" style:family="text">
      <style:text-properties fo:font-weight="bold" fo:font-weight-asian="bold" fo:font-weight-complex="bold" style:text-underline-style="solid" fo:letter-spacing="0.0000in" fo:color="#467886"/>
    </style:style>
    <style:style style:name="T10" style:family="text">
      <style:text-properties style:font-name="Times New Roman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Indraja nambiar</text:span></text:p>
      <text:p text:style-name="P2"><text:span text:style-name="T2">ai Developer</text:span></text:p>
      <text:p text:style-name="P3"><text:span text:style-name="T1">+91 70126 82100</text:span></text:p>
      <text:p text:style-name="P4"><text:a xlink:type="simple" xlink:href="mailto:nambiarindraja@gmail.com"><text:span text:style-name="T3">nambiarindraja@gmail.com</text:span></text:a></text:p>
      <text:p text:style-name="P3"><text:span text:style-name="T1">Kochi, Kerala</text:span><text:span text:style-name="T4"><text:line-break/></text:span><text:span text:style-name="T1"><text:s/></text:span><text:a xlink:type="simple" xlink:href="https://github.com/BytesByJay"><text:span text:style-name="T5">GIThub</text:span></text:a><text:span text:style-name="T1"><text:s/>| </text:span><text:a xlink:type="simple" xlink:href="https://www.linkedin.com/in/dhananjayan-online/"><text:span text:style-name="T5">LinkedIn</text:span></text:a></text:p>
      <text:p text:style-name="P5"><text:span text:style-name="T1"/></text:p>
      <text:p text:style-name="P6"><text:span text:style-name="T1">Professional Summary</text:span></text:p>
      <text:p text:style-name="P7"><text:span text:style-name="T1"><text:s/></text:span></text:p>
      <text:p text:style-name="P8"><text:span text:style-name="T2">AI Developer</text:span><text:span text:style-name="T1"><text:s/>with hands-on experience building production-grade applications powered by Large Language Models (LLMs) such as </text:span><text:span text:style-name="T2">OpenAI GPT</text:span><text:span text:style-name="T1">, </text:span><text:span text:style-name="T2">LangChain</text:span><text:span text:style-name="T1">, and </text:span><text:span text:style-name="T2">LangGraph</text:span><text:span text:style-name="T1"><text:s/>on </text:span><text:span text:style-name="T2">Azure</text:span><text:span text:style-name="T1">. Skilled in </text:span><text:span text:style-name="T2">Python</text:span><text:span text:style-name="T1">, </text:span><text:span text:style-name="T2">NLP</text:span><text:span text:style-name="T1">, </text:span><text:span text:style-name="T2">RAG</text:span><text:span text:style-name="T1">, </text:span><text:span text:style-name="T2">Agentic AI</text:span><text:span text:style-name="T1">, and </text:span><text:span text:style-name="T2">Computer Vision</text:span><text:span text:style-name="T1">, with practical expertise in designing automation workflows that solve real-world business problems.</text:span></text:p>
      <text:p text:style-name="P8"><text:span text:style-name="T1">Strong background in </text:span><text:span text:style-name="T2">document intelligence</text:span><text:span text:style-name="T1">, </text:span><text:span text:style-name="T2">data extraction</text:span><text:span text:style-name="T1">, and </text:span><text:span text:style-name="T2">chatbot development</text:span><text:span text:style-name="T1">, including integrating AI systems into cloud environments and streamlining data-driven processes. Experienced with </text:span><text:span text:style-name="T2">prompt engineering</text:span><text:span text:style-name="T1"><text:s/>and optimization techniques for high-performance AI systems.</text:span></text:p>
      <text:p text:style-name="P9"><text:span text:style-name="T1"/></text:p>
      <text:p text:style-name="P9"><text:span text:style-name="T1"/></text:p>
      <text:p text:style-name="P6"><text:span text:style-name="T1">Experience</text:span></text:p>
      <text:p text:style-name="P7"><text:span text:style-name="T1"><text:s/></text:span></text:p>
      <text:p text:style-name="P10"><text:span text:style-name="T1"/></text:p>
      <text:p text:style-name="P11"><text:span text:style-name="T2">PixDynamics Pvt. Ltd. — Junior AI Developer</text:span></text:p>
      <text:p text:style-name="P11"><text:span text:style-name="T1">Kochi, Kerala |July 2023 – Present</text:span></text:p>
      <text:p text:style-name="P12"><text:span text:style-name="T1">Built </text:span><text:span text:style-name="T2">RAG pipelines</text:span><text:span text:style-name="T1"><text:s/>and </text:span><text:span text:style-name="T2">Agentic AI workflows</text:span><text:span text:style-name="T1"><text:s/>using OpenAI GPT, LangChain, and LangGraph.</text:span></text:p>
      <text:p text:style-name="P8"><text:span text:style-name="T1">Developed </text:span><text:span text:style-name="T2">chatbots</text:span><text:span text:style-name="T1"><text:s/>for document intelligence, customer queries, and automated workflow handling.</text:span></text:p>
      <text:p text:style-name="P8"><text:span text:style-name="T1">Designed and implemented </text:span><text:span text:style-name="T2">document extraction systems</text:span><text:span text:style-name="T1">, including </text:span><text:span text:style-name="T2">Azure Document Intelligence training</text:span><text:span text:style-name="T1"><text:s/>for custom form and layout models.</text:span></text:p>
      <text:p text:style-name="P8"><text:span text:style-name="T1">Created </text:span><text:span text:style-name="T2">AI dashboards</text:span><text:span text:style-name="T1"><text:s/>to visualize insights, model outputs, and workflow performance.</text:span></text:p>
      <text:p text:style-name="P8"><text:span text:style-name="T1">Worked on </text:span><text:span text:style-name="T2">object detection</text:span><text:span text:style-name="T1"><text:s/>solutions using computer vision techniques for real-time or batch processing.</text:span></text:p>
      <text:p text:style-name="P8"><text:span text:style-name="T1">Performed advanced </text:span><text:span text:style-name="T2">prompt engineering</text:span><text:span text:style-name="T1"><text:s/>to optimize LLM responses and improve accuracy.</text:span></text:p>
      <text:p text:style-name="P5"><text:span text:style-name="T1"/></text:p>
      <text:p text:style-name="P13"><text:span text:style-name="T2">Bluepond AI (US-based) — Data Engineer (via PixDynamics)</text:span></text:p>
      <text:p text:style-name="P14"><text:span text:style-name="T1">Remote | Oct 2023 – Jul 2024</text:span></text:p>
      <text:p text:style-name="P15"><text:span text:style-name="T6">Designed AI-driven document analysis tools and automation pipelines using LangChain, LangGraph, and Azure OpenAI Services.</text:span><text:span text:style-name="T1"><text:s/>Build automation pipelines for policy document classification leveraging Azure Functions and Blob Storage. Spearheaded research and development of prompt architecture for complex insurance-document data extraction. Contributed to chatbot systems and implemented RAG for enhanced knowledge-based retreival.</text:span></text:p>
      <text:p text:style-name="P16"><text:span text:style-name="T1"/></text:p>
      <text:p text:style-name="P5"><text:span text:style-name="T1"/></text:p>
      <text:p text:style-name="P6"><text:span text:style-name="T1">Education</text:span></text:p>
      <text:p text:style-name="P17"><text:span text:style-name="T1"><text:s/></text:span></text:p>
      <text:p text:style-name="P18"><text:span text:style-name="T2">M.SC. IN DATA ANALYTICS</text:span></text:p>
      <text:p text:style-name="P11"><text:span text:style-name="T1">Digital University Kerala, Thiruvananthapuram</text:span><text:span text:style-name="T4"><text:line-break/></text:span><text:span text:style-name="T1"><text:s/>2021 – 2023</text:span></text:p>
      <text:p text:style-name="P13"><text:span text:style-name="T2">B.VOC IN BUSINESS PROCESS &amp; DATA ANALYTICS</text:span></text:p>
      <text:p text:style-name="P13"><text:span text:style-name="T1">Cochin University of Science and Technology, Kochi</text:span><text:span text:style-name="T4"><text:line-break/></text:span><text:span text:style-name="T1"><text:s/>2018 – 2021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Awards &amp; Recognition</text:span></text:p>
      <text:p text:style-name="P17"><text:span text:style-name="T1"><text:s/></text:span></text:p>
      <text:p text:style-name="P19"><text:span text:style-name="T2">Special Recognition Award</text:span><text:span text:style-name="T1">, PixDynamics (2024)</text:span></text:p>
      <text:p text:style-name="P5"><text:span text:style-name="T1"/></text:p>
      <text:p text:style-name="P20"><text:span text:style-name="T1">Technical Skills</text:span></text:p>
      <text:p text:style-name="P21"><text:span text:style-name="T1"/></text:p>
      <text:p text:style-name="P8"><text:span text:style-name="T2">Programming Languages:</text:span><text:span text:style-name="T1"><text:s/>Python, SQL, JavaScript/TypeScript, JSON, REST APIs</text:span></text:p>
      <text:p text:style-name="P8"><text:span text:style-name="T2">Large Language Models (LLMs):</text:span><text:span text:style-name="T1"><text:s/>OpenAI GPT, LLaMA (2/3), Phi-3, Qwen, Gemini, Mistral, Claude</text:span></text:p>
      <text:p text:style-name="P8"><text:span text:style-name="T2">Prompting &amp; Generative AI:</text:span><text:span text:style-name="T1"><text:s/>Prompt Engineering, RAG (Retrieval-Augmented Generation), Agentic AI, Knowledge Graphs</text:span></text:p>
      <text:p text:style-name="P8"><text:span text:style-name="T2">Machine Learning / ML Frameworks:</text:span><text:span text:style-name="T1"><text:s/>scikit-learn, TensorFlow, PyTorch, XGBoost, LightGBM; Techniques: Classification, Regression, Clustering, PCA, Feature Engineering, Model Evaluation, Hyperparameter Tuning</text:span></text:p>
      <text:p text:style-name="P8"><text:span text:style-name="T2">Deep Learning Models:</text:span><text:span text:style-name="T1"><text:s/>CNNs, RNNs, LSTM/GRU, Transformers (BERT/GPT/LLaMA), Whisper (STT), YOLO, EfficientNet</text:span></text:p>
      <text:p text:style-name="P8"><text:span text:style-name="T2">Embeddings &amp; Vector Databases:</text:span><text:span text:style-name="T1"><text:s/>all-MiniLM-L6-v2, E5, BGE models, OpenAI Embeddings, Sentence-Transformers, Qdrant, Pinecone, FAISS, ChromaDB, Weaviate</text:span></text:p>
      <text:p text:style-name="P8"><text:span text:style-name="T2">Document Intelligence:</text:span><text:span text:style-name="T1"><text:s/>Azure Document Intelligence (training &amp; extraction), OCR (Tesseract/Vision APIs), Form/Table Parsing</text:span></text:p>
      <text:p text:style-name="P8"><text:span text:style-name="T2">Computer Vision:</text:span><text:span text:style-name="T1"><text:s/>Object Detection (YOLO), Image Classification, OpenCV</text:span></text:p>
      <text:p text:style-name="P8"><text:span text:style-name="T2">Audio &amp; Speech AI:</text:span><text:span text:style-name="T1"><text:s/>Whisper Speech-to-Text, Audio Preprocessing, Noise Reduction</text:span></text:p>
      <text:p text:style-name="P8"><text:span text:style-name="T2">Cloud &amp; MLOps:</text:span><text:span text:style-name="T1"><text:s/>Azure AI, Azure Blob Storage, AWS S3, Docker, Serverless APIs, GitHub Actions (CI/CD basics), Model Deployment &amp; Monitoring</text:span></text:p>
      <text:p text:style-name="P8"><text:span text:style-name="T2">Model Deployment &amp; Apps:</text:span><text:span text:style-name="T1"><text:s/>Gradio, Streamlit, Dash, Flask, FastAPI, LangChain, LangGraph</text:span></text:p>
      <text:p text:style-name="P8"><text:span text:style-name="T2">NLP:</text:span><text:span text:style-name="T1"><text:s/>Text Classification, Named Entity Recognition (NER), Summarization, Sentiment Analysis, Topic Modeling, Semantic Search, Tokenization, Hugging Face, spaCy</text:span></text:p>
      <text:p text:style-name="P8"><text:span text:style-name="T2">Soft Skills:</text:span><text:span text:style-name="T1"><text:s/>Problem Solving, System Design, Documentation, Communication</text:span></text:p>
      <text:p text:style-name="P9"><text:span text:style-name="T1"/></text:p>
      <text:p text:style-name="P6"><text:span text:style-name="T1">Certifications</text:span></text:p>
      <text:p text:style-name="P17"><text:span text:style-name="T1"><text:s/></text:span></text:p>
      <text:p text:style-name="P22"><text:span text:style-name="T1">•</text:span><text:span text:style-name="T4"><text:tab/></text:span><text:span text:style-name="T1">Blockchain Foundation Program – Kerala Blockchain Academy</text:span></text:p>
      <text:p text:style-name="P22"><text:span text:style-name="T1">•</text:span><text:span text:style-name="T4"><text:tab/></text:span><text:span text:style-name="T1">International Workshop on Business Intelligence and Analytics</text:span></text:p>
      <text:p text:style-name="P22"><text:span text:style-name="T1">•</text:span><text:span text:style-name="T4"><text:tab/></text:span><text:span text:style-name="T1">Advanced Data Analysis with MS Excel – Workshop</text:span></text:p>
      <text:p text:style-name="P22"><text:span text:style-name="T1">•</text:span><text:span text:style-name="T4"><text:tab/></text:span><text:span text:style-name="T1">Big Data: Hands-on Experience – Workshop</text:span></text:p>
      <text:p text:style-name="P5"><text:span text:style-name="T1"/></text:p>
      <text:p text:style-name="P20"><text:span text:style-name="T1">Projects</text:span></text:p>
      <text:p text:style-name="P22"><text:span text:style-name="T2">Core Engineering Projects</text:span></text:p>
      <text:p text:style-name="P12"><text:span text:style-name="T1">(</text:span><text:span text:style-name="T7">PixDynamics</text:span><text:span text:style-name="T1">)</text:span></text:p>
      <text:p text:style-name="P7"><text:span text:style-name="T1"><text:s/></text:span></text:p>
      <text:p text:style-name="P8"><text:span text:style-name="T2">1. Automation Bot – AI-Driven Insurance Document Processing | PixDynamics</text:span></text:p>
      <text:list text:style-name="L1">
        <text:list-item>
          <text:p text:style-name="P23"><text:span text:style-name="T1">Developed an end-to-end </text:span><text:span text:style-name="T2">Automation Bot</text:span><text:span text:style-name="T1"><text:s/>using </text:span><text:span text:style-name="T2">LangGraph workflows</text:span><text:span text:style-name="T1">, </text:span><text:span text:style-name="T2">Azure OpenAI</text:span><text:span text:style-name="T1">, and </text:span><text:span text:style-name="T2">Azure Blob Storage</text:span><text:span text:style-name="T1"><text:s/>to process insurance documents.</text:span></text:p>
        </text:list-item>
        <text:list-item>
          <text:p text:style-name="P23"><text:span text:style-name="T1">Implemented </text:span><text:span text:style-name="T2">Policy Check</text:span><text:span text:style-name="T1"><text:s/>to automatically validate and match policies, binders, and quotes using OCR, metadata extraction, and business rules.</text:span></text:p>
        </text:list-item>
        <text:list-item>
          <text:p text:style-name="P23"><text:span text:style-name="T1">Built </text:span><text:span text:style-name="T2">COI Bot</text:span><text:span text:style-name="T1"><text:s/>to handle Certificate of Insurance requests from unstructured emails and attachments, classifying them as Simple, Complex, or Error using hybrid AI and deterministic rules.</text:span></text:p>
        </text:list-item>
        <text:list-item>
          <text:p text:style-name="P23"><text:span text:style-name="T1">Utilized </text:span><text:span text:style-name="T2">OpenAI embeddings</text:span><text:span text:style-name="T1">, advanced </text:span><text:span text:style-name="T2">prompt engineering</text:span><text:span text:style-name="T1">, and automated </text:span><text:span text:style-name="T2">email extraction</text:span><text:span text:style-name="T1"><text:s/>to streamline workflows.</text:span></text:p>
        </text:list-item>
        <text:list-item>
          <text:p text:style-name="P23"><text:span text:style-name="T8"/><text:span text:style-name="T2">Outcome:</text:span><text:span text:style-name="T1"><text:s/>Reduced manual effort, accelerated processing time, improved accuracy, and enabled scalable document automation.</text:span></text:p>
        </text:list-item>
      </text:list>
      <text:p text:style-name="P21"><text:span text:style-name="T1"/></text:p>
      <text:p text:style-name="P8"><text:span text:style-name="T2">2. Broker Copilot – AI-Powered Insurance Data Extraction &amp; Comparison | PixDynamics</text:span></text:p>
      <text:list text:style-name="L1">
        <text:list-item>
          <text:p text:style-name="P23"><text:span text:style-name="T1">Developed the </text:span><text:span text:style-name="T2">core prompt architecture</text:span><text:span text:style-name="T1"><text:s/>for an internal AI system to extract and compare complex data from insurance documents.</text:span></text:p>
        </text:list-item>
        <text:list-item>
          <text:p text:style-name="P23"><text:span text:style-name="T1">Optimized prompts using </text:span><text:span text:style-name="T2">Chain-of-Thought (CoT)</text:span><text:span text:style-name="T1">, </text:span><text:span text:style-name="T2">Few-Shot Learning</text:span><text:span text:style-name="T1">, and </text:span><text:span text:style-name="T2">structured output formatting</text:span><text:span text:style-name="T1"><text:s/>to process diverse and unstructured insurance data.</text:span></text:p>
        </text:list-item>
        <text:list-item>
          <text:p text:style-name="P23"><text:span text:style-name="T1">Applied </text:span><text:span text:style-name="T2">sentence transformer models</text:span><text:span text:style-name="T1"><text:s/>and </text:span><text:span text:style-name="T2">OpenAI LLMs</text:span><text:span text:style-name="T1"><text:s/>with advanced </text:span><text:span text:style-name="T2">prompting</text:span><text:span text:style-name="T1"><text:s/>to compare insurance documents, evaluating coverage, premiums, and suitability.</text:span></text:p>
        </text:list-item>
        <text:list-item>
          <text:p text:style-name="P23"><text:span text:style-name="T1">Conducted extensive testing on multiple LLM approaches to improve </text:span><text:span text:style-name="T2">accuracy, consistency, and relevance</text:span><text:span text:style-name="T1"><text:s/>of data extraction and document comparison.</text:span></text:p>
        </text:list-item>
        <text:list-item>
          <text:p text:style-name="P23"><text:span text:style-name="T1">Optimized prompts for </text:span><text:span text:style-name="T2">performance and cost</text:span><text:span text:style-name="T1">, reducing token usage and model latency while maintaining high-quality results.</text:span></text:p>
        </text:list-item>
      </text:list>
      <text:p text:style-name="P21"><text:span text:style-name="T1"/></text:p>
      <text:p text:style-name="P8"><text:span text:style-name="T2">3. SAP Integration – RAG &amp; Agentic AI Automation | PixDynamics</text:span></text:p>
      <text:list text:style-name="L1">
        <text:list-item>
          <text:p text:style-name="P23"><text:span text:style-name="T1">Developed an </text:span><text:span text:style-name="T2">Agentic AI system</text:span><text:span text:style-name="T1"><text:s/>integrated with </text:span><text:span text:style-name="T2">SAP</text:span><text:span text:style-name="T1"><text:s/>to automate quotation generation, product matching, and FAQ answering for enterprise workflows.</text:span></text:p>
        </text:list-item>
        <text:list-item>
          <text:p text:style-name="P23"><text:span text:style-name="T1">Implemented </text:span><text:span text:style-name="T2">RAG (Retrieval-Augmented Generation)</text:span><text:span text:style-name="T1"><text:s/>pipelines with </text:span><text:span text:style-name="T2">LangGraph workflows</text:span><text:span text:style-name="T1"><text:s/>and </text:span><text:span text:style-name="T2">Qdrant vector database</text:span><text:span text:style-name="T1"><text:s/>to enable accurate retrieval of relevant product and quotation data.</text:span></text:p>
        </text:list-item>
        <text:list-item>
          <text:p text:style-name="P23"><text:span text:style-name="T1">Integrated </text:span><text:span text:style-name="T2">SAP APIs</text:span><text:span text:style-name="T1"><text:s/>and </text:span><text:span text:style-name="T2">SQL databases</text:span><text:span text:style-name="T1"><text:s/>to fetch, process, and update enterprise data in real-time, with </text:span><text:span text:style-name="T2">CronJobs</text:span><text:span text:style-name="T1"><text:s/>for scheduled automation.</text:span></text:p>
        </text:list-item>
        <text:list-item>
          <text:p text:style-name="P23"><text:span text:style-name="T1">Leveraged </text:span><text:span text:style-name="T2">OpenAI LLMs</text:span><text:span text:style-name="T1"><text:s/>and </text:span><text:span text:style-name="T2">Agentic AI</text:span><text:span text:style-name="T1"><text:s/>for intelligent decision-making, multi-step workflow orchestration, and natural language responses.</text:span></text:p>
        </text:list-item>
        <text:list-item>
          <text:p text:style-name="P23"><text:span text:style-name="T1">Delivered a scalable solution that </text:span><text:span text:style-name="T2">reduced manual effort, improved response time</text:span><text:span text:style-name="T1">, and enhanced accuracy in quotation and product matching processes.</text:span></text:p>
        </text:list-item>
      </text:list>
      <text:p text:style-name="P8"><text:span text:style-name="T2">4. AI Dashboard for Data Insights &amp; Visualization | PixDynamics</text:span></text:p>
      <text:list text:style-name="L1">
        <text:list-item>
          <text:p text:style-name="P23"><text:span text:style-name="T1">Designed and developed an </text:span><text:span text:style-name="T2">AI dashboard</text:span><text:span text:style-name="T1"><text:s/>to visualize insights from AI models and enterprise data, supporting decision-making.</text:span></text:p>
        </text:list-item>
        <text:list-item>
          <text:p text:style-name="P23"><text:span text:style-name="T1">Implemented interactive </text:span><text:span text:style-name="T2">graphs, plots, and tables</text:span><text:span text:style-name="T1"><text:s/>for easy monitoring of model outputs, document extraction results, and workflow performance.</text:span></text:p>
        </text:list-item>
        <text:list-item>
          <text:p text:style-name="P23"><text:span text:style-name="T1">Enabled </text:span><text:span text:style-name="T2">export functionality</text:span><text:span text:style-name="T1"><text:s/>for Excel and text formats, allowing stakeholders to download and analyze data efficiently.</text:span></text:p>
        </text:list-item>
        <text:list-item>
          <text:p text:style-name="P23"><text:span text:style-name="T1">Built using </text:span><text:span text:style-name="T2">Python-based visualization frameworks</text:span><text:span text:style-name="T1"><text:s/>and dashboard tools to provide a </text:span><text:span text:style-name="T2">user-friendly interface</text:span><text:span text:style-name="T1"><text:s/>for both technical and non-technical users.</text:span></text:p>
        </text:list-item>
        <text:list-item>
          <text:p text:style-name="P23"><text:span text:style-name="T1">Delivered a solution that </text:span><text:span text:style-name="T2">improved transparency, reporting efficiency</text:span><text:span text:style-name="T1">, and accessibility of AI-driven insights.</text:span></text:p>
        </text:list-item>
      </text:list>
      <text:p text:style-name="P24"><text:span text:style-name="T1"/></text:p>
      <text:p text:style-name="P21"><text:span text:style-name="T1"/></text:p>
      <text:p text:style-name="P21"><text:span text:style-name="T1"/></text:p>
      <text:p text:style-name="P12"><text:span text:style-name="T2">Open Source &amp; Personal Projects</text:span></text:p>
      <text:p text:style-name="P21"><text:span text:style-name="T1"/></text:p>
      <text:p text:style-name="P12"><text:span text:style-name="T2"><text:s text:c="5"/>5. AICadamy - AI learning coach ,RAG , Agentic AI | </text:span></text:p>
      <text:p text:style-name="P12"><text:span text:style-name="T2"><text:s text:c="3"/>In progress</text:span></text:p>
      <text:p text:style-name="P21"><text:span text:style-name="T1"/></text:p>
      <text:list text:style-name="L2">
        <text:list-item>
          <text:p text:style-name="P25">6.<text:span text:style-name="T1">Helmet &amp; Mask Detection – Computer Vision Object Detection</text:span><text:span text:style-name="T2"><text:s/></text:span><text:span text:style-name="T1"><text:s text:c="2"/>| https://github.com/indrajanambiar/mask-helmet-detection</text:span></text:p>
        </text:list-item>
      </text:list>
      <text:list text:style-name="L1">
        <text:list-item>
          <text:p text:style-name="P23"><text:span text:style-name="T1">Developed an </text:span><text:span text:style-name="T2">end-to-end computer vision pipeline</text:span><text:span text:style-name="T1"><text:s/>to detect helmets and face masks using </text:span><text:span text:style-name="T2">YOLOv8n</text:span><text:span text:style-name="T1">, fully CPU-compatible for lightweight deployment.</text:span></text:p>
        </text:list-item>
        <text:list-item>
          <text:p text:style-name="P23"><text:span text:style-name="T1">Fine-tuned the model on </text:span><text:span text:style-name="T2">Roboflow safety datasets</text:span><text:span text:style-name="T1">, achieving </text:span><text:span text:style-name="T2">~0.94 </text:span><text:a xlink:type="simple" xlink:href="mailto:mAP@0.5"><text:span text:style-name="T9">mAP@0.5</text:span></text:a><text:span text:style-name="T1"><text:s/>for helmets and </text:span><text:span text:style-name="T2">~0.97 </text:span><text:a xlink:type="simple" xlink:href="mailto:mAP@0.5"><text:span text:style-name="T9">mAP@0.5</text:span></text:a><text:span text:style-name="T1"><text:s/>for masks.</text:span></text:p>
        </text:list-item>
        <text:list-item>
          <text:p text:style-name="P23"><text:span text:style-name="T1">Automated training, evaluation, and artifact management using </text:span><text:span text:style-name="T2">Typer CLI</text:span><text:span text:style-name="T1">, saving per-task metrics, plots, and best weights.</text:span></text:p>
        </text:list-item>
        <text:list-item>
          <text:p text:style-name="P23"><text:span text:style-name="T1">Built </text:span><text:span text:style-name="T2">FastAPI microservice with a minimal web UI</text:span><text:span text:style-name="T1"><text:s/>for real-time predictions, highlighting helmet detections and providing downloadable results.</text:span></text:p>
        </text:list-item>
        <text:list-item>
          <text:p text:style-name="P23"><text:span text:style-name="T1">Implemented </text:span><text:span text:style-name="T2">batch inference CLI</text:span><text:span text:style-name="T1">, dataset QA scripts, and label remapping utilities to ensure high-quality input and outputs.</text:span></text:p>
        </text:list-item>
        <text:list-item>
          <text:p text:style-name="P23"><text:span text:style-name="T1">Designed for </text:span><text:span text:style-name="T2">lightweight CPU deployment</text:span><text:span text:style-name="T1">, demonstrating practical ML workflow without GPU dependency.</text:span></text:p>
        </text:list-item>
      </text:list>
      <text:p text:style-name="P8"><text:span text:style-name="T2">Technologies:</text:span><text:span text:style-name="T1"><text:s/>Python, YOLOv8n, Roboflow, FastAPI, PIL, Typer CLI, CPU-only deployment, object detection, computer vision, dataset preprocessing.</text:span></text:p>
      <text:p text:style-name="P9"><text:span text:style-name="T1"/></text:p>
      <text:p text:style-name="P21"><text:span text:style-name="T1"/></text:p>
      <text:list text:style-name="L2">
        <text:list-item>
          <text:p text:style-name="P25">7. <text:span text:style-name="T1">AudioLingo – Multilingual Audio Translation Pipeline | https://github.com/indrajanambiar/AudioLingo</text:span></text:p>
        </text:list-item>
      </text:list>
      <text:list text:style-name="L1">
        <text:list-item>
          <text:p text:style-name="P23"><text:span text:style-name="T1">Developed a </text:span><text:span text:style-name="T2">CPU-friendly, end-to-end multilingual audio translation system</text:span><text:span text:style-name="T1"><text:s/>that transcribes, detects language, translates, and optionally synthesizes speech using open-source models.</text:span></text:p>
        </text:list-item>
        <text:list-item>
          <text:p text:style-name="P23"><text:span text:style-name="T1">Implemented </text:span><text:span text:style-name="T2">Automatic Speech Recognition (ASR)</text:span><text:span text:style-name="T1"><text:s/>with </text:span><text:span text:style-name="T2">Whisper Tiny</text:span><text:span text:style-name="T1">, enabling fast CPU-based transcription.</text:span></text:p>
        </text:list-item>
        <text:list-item>
          <text:p text:style-name="P23"><text:span text:style-name="T1">Built </text:span><text:span text:style-name="T2">language detection</text:span><text:span text:style-name="T1"><text:s/>using </text:span><text:span text:style-name="T2">XLM-R sequence classification</text:span><text:span text:style-name="T1"><text:s/>to identify source language for accurate translation.</text:span></text:p>
        </text:list-item>
        <text:list-item>
          <text:p text:style-name="P23"><text:span text:style-name="T1">Integrated </text:span><text:span text:style-name="T2">MarianMT (Helsinki-NLP)</text:span><text:span text:style-name="T1"><text:s/>models for multi-language translation, including custom overrides for Indian languages (Tamil, Telugu, Kannada).</text:span></text:p>
        </text:list-item>
        <text:list-item>
          <text:p text:style-name="P23"><text:span text:style-name="T1">Developed </text:span><text:span text:style-name="T2">Text-to-Speech (TTS)</text:span><text:span text:style-name="T1"><text:s/>using </text:span><text:span text:style-name="T2">espeak-ng + ffmpeg</text:span><text:span text:style-name="T1"><text:s/>for generating offline audio in multiple languages.</text:span></text:p>
        </text:list-item>
        <text:list-item>
          <text:p text:style-name="P23"><text:span text:style-name="T1">Orchestrated the entire workflow with a </text:span><text:span text:style-name="T2">central AudioLingoPipeline</text:span><text:span text:style-name="T1">, supporting ASR </text:span><text:span text:style-name="T10">→</text:span><text:span text:style-name="T1"><text:s/>language detection </text:span><text:span text:style-name="T10">→</text:span><text:span text:style-name="T1"><text:s/>translation </text:span><text:span text:style-name="T10">→</text:span><text:span text:style-name="T1"><text:s/>optional TTS.</text:span></text:p>
        </text:list-item>
        <text:list-item>
          <text:p text:style-name="P23"><text:span text:style-name="T1">Exposed the system via multiple </text:span><text:span text:style-name="T2">APIs and UIs</text:span><text:span text:style-name="T1">: FastAPI REST API, simple HTML UI, live WebSocket interface, and </text:span><text:span text:style-name="T2">Gradio demo</text:span><text:span text:style-name="T1"><text:s/>for interactive usage.</text:span></text:p>
        </text:list-item>
        <text:list-item>
          <text:p text:style-name="P23"><text:span text:style-name="T1">Designed for </text:span><text:span text:style-name="T2">offline deployment</text:span><text:span text:style-name="T1"><text:s/>with modular, config-driven architecture, enabling scalability, easy testing, and rapid experimentation.</text:span></text:p>
        </text:list-item>
        <text:list-item>
          <text:p text:style-name="P23"><text:span text:style-name="T1">Enhanced usability with </text:span><text:span text:style-name="T2">real-time audio processing</text:span><text:span text:style-name="T1">, exportable TTS outputs, and pipeline caching for efficient model inference.</text:span></text:p>
        </text:list-item>
      </text:list>
      <text:p text:style-name="P8"><text:span text:style-name="T2">Technologies:</text:span><text:span text:style-name="T1"><text:s/>Python, Whisper Tiny, XLM-R, MarianMT, Hugging Face Transformers, espeak-ng, ffmpeg, FastAPI, Gradio, WebSocket, CPU-only deployment, multilingual NLP, TTS, ASR, pipeline orchestration.</text:span></text:p>
      <text:p text:style-name="P9"><text:span text:style-name="T1"/></text:p>
      <text:p text:style-name="P21"><text:span text:style-name="T1"/></text:p>
      <text:list text:style-name="L2">
        <text:list-item>
          <text:p text:style-name="P25">8. <text:span text:style-name="T1">Research Paper Assistant – RAG-Based Knowledge Extraction | https://github.com/indrajanambiar/research-paper-assistant</text:span></text:p>
        </text:list-item>
      </text:list>
      <text:p text:style-name="P9"><text:span text:style-name="T1"/></text:p>
      <text:list text:style-name="L1">
        <text:list-item>
          <text:p text:style-name="P23"><text:span text:style-name="T1">Developed a </text:span><text:span text:style-name="T2">Retrieval-Augmented Generation (RAG) application</text:span><text:span text:style-name="T1"><text:s/>to help researchers interact with and extract insights from PDF research papers.</text:span></text:p>
        </text:list-item>
        <text:list-item>
          <text:p text:style-name="P23"><text:span text:style-name="T1">Built using </text:span><text:span text:style-name="T2">Streamlit</text:span><text:span text:style-name="T1">, </text:span><text:span text:style-name="T2">LangChain</text:span><text:span text:style-name="T1">, and </text:span><text:span text:style-name="T2">Groq API (Llama 3.1-8b-instant)</text:span><text:span text:style-name="T1"><text:s/>for fast, accurate responses.</text:span></text:p>
        </text:list-item>
        <text:list-item>
          <text:p text:style-name="P23"><text:span text:style-name="T1">Implemented </text:span><text:span text:style-name="T2">PDF ingestion and processing</text:span><text:span text:style-name="T1"><text:s/>with text splitting and semantic search using </text:span><text:span text:style-name="T2">ChromaDB</text:span><text:span text:style-name="T1"><text:s/>and </text:span><text:span text:style-name="T2">SentenceTransformers (all-MiniLM-L6-v2)</text:span><text:span text:style-name="T1">.</text:span></text:p>
        </text:list-item>
        <text:list-item>
          <text:p text:style-name="P23"><text:span text:style-name="T1">Enabled </text:span><text:span text:style-name="T2">session-based querying</text:span><text:span text:style-name="T1">: users can query only recently uploaded files without interference from other documents.</text:span></text:p>
        </text:list-item>
        <text:list-item>
          <text:p text:style-name="P23"><text:span text:style-name="T1">Added </text:span><text:span text:style-name="T2">auto-deduplication</text:span><text:span text:style-name="T1"><text:s/>for uploaded PDFs to maintain a clean and up-to-date knowledge base.</text:span></text:p>
        </text:list-item>
        <text:list-item>
          <text:p text:style-name="P23"><text:span text:style-name="T1">Designed </text:span><text:span text:style-name="T2">intuitive UI</text:span><text:span text:style-name="T1"><text:s/>for document management, including uploading, processing, viewing, and deleting PDFs.</text:span></text:p>
        </text:list-item>
        <text:list-item>
          <text:p text:style-name="P23"><text:span text:style-name="T1">Applied </text:span><text:span text:style-name="T2">vector embeddings, semantic search, and prompt engineering</text:span><text:span text:style-name="T1"><text:s/>to improve relevance and accuracy of LLM responses.</text:span></text:p>
        </text:list-item>
      </text:list>
      <text:p text:style-name="P8"><text:span text:style-name="T2">Technologies:</text:span><text:span text:style-name="T1"><text:s/>Python, Streamlit, LangChain, Groq API, Llama 3.1-8b-instant, ChromaDB, SentenceTransformers (all-MiniLM-L6-v2), RAG, PDF processing, semantic search, vector databases, prompt engineering, NLP.</text:span></text:p>
      <text:p text:style-name="P9"><text:span text:style-name="T1"/></text:p>
      <text:p text:style-name="P5"><text:span text:style-name="T1"/></text:p>
      <text:p text:style-name="P22"><text:span text:style-name="T1">8. Fake New Detection | https://github.com/indrajanambiar/Project-on-fake-news-detection</text:span></text:p>
      <text:p text:style-name="P5"><text:span text:style-name="T1"/></text:p>
      <text:p text:style-name="P12"><text:span text:style-name="T1">9. Rasa chatbot| https://github.com/indrajanambiar/rasa_chatbot</text:span></text:p>
      <text:p text:style-name="P26"><text:span text:style-name="T1"/></text:p>
      <text:p text:style-name="P27"><text:span text:style-name="T1">10. Fligt fare prediction <text:s/>| https://github.com/indrajanambiar/Flight_Fare_Prediction</text:span></text:p>
      <text:p text:style-name="P27"><text:span text:style-name="T1"/></text:p>
      <text:p text:style-name="P2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  <meta:initial-creator>Indraja Nambiar</meta:initial-creator>
  </office:meta>
</office:document-meta>
</file>